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689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421cm"/>
    </style:style>
    <style:style style:name="co5" style:family="table-column">
      <style:table-column-properties fo:break-before="auto" style:column-width="5.327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bedingung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wartetes Verhalten</text:p>
          </table:table-cell>
          <table:table-cell table:style-name="ce1" office:value-type="string" calcext:value-type="string">
            <text:p>Tatsächliches Verhalten</text:p>
          </table:table-cell>
          <table:table-cell table:style-name="ce1" office:value-type="string" calcext:value-type="string">
            <text:p>Testergebnis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r Datenordner ist leer</text:p>
          </table:table-cell>
          <table:table-cell office:value-type="string" calcext:value-type="string">
            <text:p>Der Benutzer ruft die Startseite auf</text:p>
          </table:table-cell>
          <table:table-cell office:value-type="string" calcext:value-type="string">
            <text:p>Es wird die Willkommensseite angezeigt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r Datenordner enthält eine README.md die für den Benutzer nicht lesbar ist</text:p>
          </table:table-cell>
          <table:table-cell office:value-type="string" calcext:value-type="string">
            <text:p>Der Benutzer ruft die Startseite auf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er Datenordner ist leer</text:p>
          </table:table-cell>
          <table:table-cell office:value-type="string" calcext:value-type="string">
            <text:p>Der Benutzer ruft die Startseite auf und klickt auf den „Bearbeiten“ Button</text:p>
          </table:table-cell>
          <table:table-cell office:value-type="string" calcext:value-type="string">
            <text:p>Es öffnet sich der Bearbeiten Dialog, das Feld für den Pfad enthält den Begriff „home“ und ist gesperrt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Benutzer gibt in dem Textfeld: „Inhalt“ den Text: „Testseite“ ein und klickt auf „Ok“</text:p>
          </table:table-cell>
          <table:table-cell office:value-type="string" calcext:value-type="string">
            <text:p>Es erscheint der Text: „Testseite“ in der Ansicht-View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3:59:52.687547934</meta:creation-date>
    <dc:date>2022-06-12T14:33:35.981707892</dc:date>
    <meta:editing-duration>PT3M13S</meta:editing-duration>
    <meta:editing-cycles>1</meta:editing-cycles>
    <meta:document-statistic meta:table-count="1" meta:cell-count="46" meta:object-count="0"/>
    <meta:generator>LibreOffice/7.0.4.2$Linux_X86_64 LibreOffice_project/00$Build-2</meta:generator>
  </office:meta>
</office:document-meta>
</file>